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715" officeooo:paragraph-rsid="000c4715"/>
    </style:style>
    <style:style style:name="P2" style:family="paragraph" style:parent-style-name="Standard">
      <style:text-properties style:font-name="DejaVu Sans Light" fo:font-size="10.5pt" officeooo:rsid="000c4715" officeooo:paragraph-rsid="000c4715" fo:background-color="transparent" style:font-size-asian="10.5pt" style:font-size-complex="10.5pt"/>
    </style:style>
    <style:style style:name="P3" style:family="paragraph" style:parent-style-name="Standard">
      <style:text-properties style:font-name="DejaVu Sans Light" fo:font-size="10.5pt" officeooo:rsid="00061d8c" officeooo:paragraph-rsid="00061d8c" style:font-size-asian="10.5pt" style:font-size-complex="10.5pt"/>
    </style:style>
    <style:style style:name="P4" style:family="paragraph" style:parent-style-name="Standard">
      <style:text-properties style:font-name="DejaVu Sans Light" fo:font-size="10.5pt" officeooo:rsid="0007b6de" officeooo:paragraph-rsid="0007b6de" style:font-size-asian="10.5pt" style:font-size-complex="10.5pt"/>
    </style:style>
    <style:style style:name="P5" style:family="paragraph" style:parent-style-name="Standard">
      <style:text-properties style:font-name="DejaVu Sans Light" fo:font-size="10.5pt" officeooo:rsid="000c4715" officeooo:paragraph-rsid="0007b6de" style:font-size-asian="10.5pt" style:font-size-complex="10.5pt"/>
    </style:style>
    <style:style style:name="P6" style:family="paragraph" style:parent-style-name="Standard">
      <style:text-properties style:font-name="DejaVu Sans Light" fo:font-size="10.5pt" officeooo:rsid="000ce0b5" officeooo:paragraph-rsid="000ce0b5" style:font-size-asian="10.5pt" style:font-size-complex="10.5pt"/>
    </style:style>
    <style:style style:name="P7" style:family="paragraph" style:parent-style-name="Standard">
      <style:text-properties style:font-name="DejaVu Sans Light" fo:font-size="10.5pt" officeooo:rsid="001330a5" officeooo:paragraph-rsid="001330a5" style:font-size-asian="10.5pt" style:font-size-complex="10.5pt"/>
    </style:style>
    <style:style style:name="P8" style:family="paragraph" style:parent-style-name="Standard">
      <style:text-properties style:font-name="DejaVu Sans Light" fo:font-size="10.5pt" officeooo:rsid="001330a5" officeooo:paragraph-rsid="0013ec5c" style:font-size-asian="10.5pt" style:font-size-complex="10.5pt"/>
    </style:style>
    <style:style style:name="P9" style:family="paragraph" style:parent-style-name="Standard">
      <style:text-properties style:font-name="DejaVu Sans Light" fo:font-size="10.5pt" officeooo:rsid="0013ec5c" officeooo:paragraph-rsid="0013ec5c" style:font-size-asian="10.5pt" style:font-size-complex="10.5pt"/>
    </style:style>
    <style:style style:name="P10" style:family="paragraph" style:parent-style-name="Standard">
      <style:text-properties style:font-name="DejaVu Sans Light" fo:font-size="10.5pt" fo:font-weight="bold" officeooo:rsid="0013ec5c" officeooo:paragraph-rsid="0013ec5c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DejaVu Sans Light" fo:font-size="10.5pt" fo:font-weight="bold" officeooo:rsid="0016a51c" officeooo:paragraph-rsid="0016a51c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DejaVu Sans Light" fo:font-size="10.5pt" fo:font-weight="bold" officeooo:rsid="001760f1" officeooo:paragraph-rsid="001760f1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DejaVu Sans Light" fo:font-size="10.5pt" fo:font-weight="bold" officeooo:rsid="0017c25f" officeooo:paragraph-rsid="0017c25f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DejaVu Sans Light" fo:font-size="10.5pt" fo:font-weight="bold" officeooo:rsid="001ca9b3" officeooo:paragraph-rsid="0019eefe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DejaVu Sans Light" fo:font-size="10.5pt" fo:font-weight="normal" officeooo:rsid="0013ec5c" officeooo:paragraph-rsid="0013ec5c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ans Light" fo:font-size="10.5pt" fo:font-weight="normal" officeooo:rsid="0016a51c" officeooo:paragraph-rsid="0016a51c" style:font-size-asian="10.5pt" style:font-weight-asian="normal" style:font-size-complex="10.5pt" style:font-weight-complex="normal"/>
    </style:style>
    <style:style style:name="P17" style:family="paragraph" style:parent-style-name="Standard">
      <style:text-properties style:font-name="DejaVu Sans Light" fo:font-size="10.5pt" fo:font-weight="normal" officeooo:rsid="0016a51c" officeooo:paragraph-rsid="0016a51c" style:font-size-asian="10.5pt" style:font-weight-asian="normal" style:font-size-complex="10.5pt" style:font-weight-complex="normal"/>
    </style:style>
    <style:style style:name="P18" style:family="paragraph" style:parent-style-name="Standard">
      <style:text-properties style:font-name="DejaVu Sans Light" fo:font-size="10.5pt" fo:font-weight="normal" officeooo:rsid="001760f1" officeooo:paragraph-rsid="0016a51c" style:font-size-asian="10.5pt" style:font-weight-asian="normal" style:font-size-complex="10.5pt" style:font-weight-complex="normal"/>
    </style:style>
    <style:style style:name="P19" style:family="paragraph" style:parent-style-name="Standard">
      <style:text-properties style:font-name="DejaVu Sans Light" fo:font-size="10.5pt" fo:font-weight="normal" officeooo:rsid="001760f1" officeooo:paragraph-rsid="001760f1" style:font-size-asian="10.5pt" style:font-weight-asian="normal" style:font-size-complex="10.5pt" style:font-weight-complex="normal"/>
    </style:style>
    <style:style style:name="P20" style:family="paragraph" style:parent-style-name="Standard">
      <style:text-properties style:font-name="DejaVu Sans Light" fo:font-size="10.5pt" fo:font-weight="normal" officeooo:rsid="0017c25f" officeooo:paragraph-rsid="0017c25f" style:font-size-asian="10.5pt" style:font-weight-asian="normal" style:font-size-complex="10.5pt" style:font-weight-complex="normal"/>
    </style:style>
    <style:style style:name="P21" style:family="paragraph" style:parent-style-name="Standard">
      <style:text-properties style:font-name="DejaVu Sans Light" fo:font-size="10.5pt" fo:font-weight="normal" officeooo:rsid="001ca9b3" officeooo:paragraph-rsid="0019eefe" style:font-size-asian="10.5pt" style:font-weight-asian="normal" style:font-size-complex="10.5pt" style:font-weight-complex="normal"/>
    </style:style>
    <style:style style:name="P22" style:family="paragraph" style:parent-style-name="Standard">
      <style:text-properties style:font-name="DejaVu Sans Light" fo:font-size="10.5pt" fo:font-weight="normal" officeooo:rsid="001ca9b3" officeooo:paragraph-rsid="001ca9b3" style:font-size-asian="10.5pt" style:font-weight-asian="normal" style:font-size-complex="10.5pt" style:font-weight-complex="normal"/>
    </style:style>
    <style:style style:name="P23" style:family="paragraph" style:parent-style-name="Standard">
      <style:text-properties style:font-name="DejaVu Sans Light" fo:font-size="10.5pt" fo:font-weight="normal" officeooo:rsid="001af3f5" officeooo:paragraph-rsid="001af3f5" style:font-size-asian="10.5pt" style:font-weight-asian="normal" style:font-size-complex="10.5pt" style:font-weight-complex="normal"/>
    </style:style>
    <style:style style:name="P24" style:family="paragraph" style:parent-style-name="Standard">
      <style:text-properties style:font-name="DejaVu Sans Light" fo:font-size="10.5pt" fo:font-weight="normal" officeooo:rsid="0017c25f" officeooo:paragraph-rsid="0017c25f" fo:background-color="#ffff00" style:font-size-asian="10.5pt" style:font-weight-asian="normal" style:font-size-complex="10.5pt" style:font-weight-complex="normal"/>
    </style:style>
    <style:style style:name="P25" style:family="paragraph" style:parent-style-name="Standard">
      <style:text-properties style:font-name="DejaVu Sans Light" officeooo:rsid="0013ec5c" officeooo:paragraph-rsid="0013ec5c"/>
    </style:style>
    <style:style style:name="P26" style:family="paragraph" style:parent-style-name="Standard">
      <style:text-properties style:font-name="DejaVu Sans Light" officeooo:rsid="0016a51c" officeooo:paragraph-rsid="0016a51c"/>
    </style:style>
    <style:style style:name="P27" style:family="paragraph" style:parent-style-name="Standard">
      <style:text-properties style:font-name="DejaVu Sans Light" fo:font-weight="bold" officeooo:rsid="001760f1" officeooo:paragraph-rsid="001760f1" style:font-weight-asian="bold" style:font-weight-complex="bold"/>
    </style:style>
    <style:style style:name="P28" style:family="paragraph" style:parent-style-name="Standard">
      <style:text-properties style:font-name="DejaVu Sans Light" officeooo:rsid="0016a51c" officeooo:paragraph-rsid="001d95f3" fo:background-color="#ffff00"/>
    </style:style>
    <style:style style:name="P29" style:family="paragraph" style:parent-style-name="Standard">
      <style:paragraph-properties fo:text-align="center" style:justify-single-word="false"/>
      <style:text-properties fo:color="#ffffff" style:font-name="DejaVu Sans Light" fo:font-size="10.5pt" officeooo:rsid="001330a5" officeooo:paragraph-rsid="001330a5" fo:background-color="#3333ff" style:font-size-asian="10.5pt" style:font-size-complex="10.5pt"/>
    </style:style>
    <style:style style:name="P30" style:family="paragraph" style:parent-style-name="Standard" style:list-style-name="L1">
      <style:text-properties style:font-name="DejaVu Sans Light" fo:font-size="10.5pt" fo:font-weight="normal" officeooo:rsid="001760f1" officeooo:paragraph-rsid="001760f1" style:font-size-asian="10.5pt" style:font-weight-asian="normal" style:font-size-complex="10.5pt" style:font-weight-complex="normal"/>
    </style:style>
    <style:style style:name="P31" style:family="paragraph" style:parent-style-name="Standard" style:list-style-name="L2">
      <style:text-properties style:font-name="DejaVu Sans Light" fo:font-size="10.5pt" fo:font-weight="normal" officeooo:rsid="0019eefe" officeooo:paragraph-rsid="0019eefe" style:font-size-asian="10.5pt" style:font-weight-asian="normal" style:font-size-complex="10.5pt" style:font-weight-complex="normal"/>
    </style:style>
    <style:style style:name="P32" style:family="paragraph" style:parent-style-name="Standard" style:list-style-name="L2">
      <style:text-properties style:font-name="DejaVu Sans Light" fo:font-size="10.5pt" fo:font-weight="normal" officeooo:rsid="001af3f5" officeooo:paragraph-rsid="001af3f5" style:font-size-asian="10.5pt" style:font-weight-asian="normal" style:font-size-complex="10.5pt" style:font-weight-complex="normal"/>
    </style:style>
    <style:style style:name="P33" style:family="paragraph" style:parent-style-name="Standard" style:list-style-name="L3">
      <style:text-properties style:font-name="DejaVu Sans Light" fo:font-size="10.5pt" fo:font-weight="normal" officeooo:rsid="001ca9b3" officeooo:paragraph-rsid="001ca9b3" style:font-size-asian="10.5pt" style:font-weight-asian="normal" style:font-size-complex="10.5pt" style:font-weight-complex="normal"/>
    </style:style>
    <style:style style:name="P34" style:family="paragraph" style:parent-style-name="Standard">
      <style:text-properties style:font-name="DejaVu Sans Light" fo:font-size="10.5pt" fo:font-weight="normal" officeooo:rsid="001ca9b3" officeooo:paragraph-rsid="0019eefe" style:font-size-asian="10.5pt" style:font-weight-asian="normal" style:font-size-complex="10.5pt" style:font-weight-complex="normal"/>
    </style:style>
    <style:style style:name="P35" style:family="paragraph" style:parent-style-name="Standard">
      <style:text-properties style:font-name="DejaVu Sans Light" fo:font-size="10.5pt" fo:font-weight="normal" officeooo:rsid="001ca9b3" officeooo:paragraph-rsid="001ca9b3" style:font-size-asian="10.5pt" style:font-weight-asian="normal" style:font-size-complex="10.5pt" style:font-weight-complex="normal"/>
    </style:style>
    <style:style style:name="P36" style:family="paragraph" style:parent-style-name="Standard">
      <style:text-properties style:font-name="DejaVu Sans Light" fo:font-size="10.5pt" fo:font-weight="normal" officeooo:rsid="0021ee96" officeooo:paragraph-rsid="0021ee96" fo:background-color="#ffff00" style:font-size-asian="10.5pt" style:font-weight-asian="normal" style:font-size-complex="10.5pt" style:font-weight-complex="normal"/>
    </style:style>
    <style:style style:name="P37" style:family="paragraph" style:parent-style-name="Standard">
      <style:text-properties style:font-name="DejaVu Sans Light" fo:font-size="10.5pt" fo:font-weight="normal" officeooo:rsid="00221ed2" officeooo:paragraph-rsid="00221ed2" fo:background-color="transparent" style:font-size-asian="10.5pt" style:font-weight-asian="normal" style:font-size-complex="10.5pt" style:font-weight-complex="normal"/>
    </style:style>
    <style:style style:name="P38" style:family="paragraph" style:parent-style-name="Standard" style:list-style-name="L4">
      <style:text-properties style:font-name="DejaVu Sans Light" fo:font-size="10.5pt" fo:font-weight="normal" officeooo:rsid="00221ed2" officeooo:paragraph-rsid="00221ed2" fo:background-color="transparent" style:font-size-asian="10.5pt" style:font-weight-asian="normal" style:font-size-complex="10.5pt" style:font-weight-complex="normal"/>
    </style:style>
    <style:style style:name="P39" style:family="paragraph" style:parent-style-name="Standard" style:list-style-name="L5">
      <style:text-properties style:font-name="DejaVu Sans Light" fo:font-size="10.5pt" fo:font-weight="normal" officeooo:rsid="002472fc" officeooo:paragraph-rsid="002472fc" fo:background-color="transparent" style:font-size-asian="10.5pt" style:font-weight-asian="normal" style:font-size-complex="10.5pt" style:font-weight-complex="normal"/>
    </style:style>
    <style:style style:name="P40" style:family="paragraph" style:parent-style-name="Standard">
      <style:text-properties style:font-name="DejaVu Sans Light" fo:font-size="10.5pt" fo:font-weight="normal" officeooo:rsid="002472fc" officeooo:paragraph-rsid="002472fc" fo:background-color="transparent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DejaVu Sans Light" fo:font-size="10.5pt" fo:font-weight="normal" officeooo:rsid="00221ed2" officeooo:paragraph-rsid="00221ed2" fo:background-color="#3399ff" style:font-size-asian="10.5pt" style:font-weight-asian="normal" style:font-size-complex="10.5pt" style:font-weight-complex="normal"/>
    </style:style>
    <style:style style:name="P42" style:family="paragraph" style:parent-style-name="Standard" style:list-style-name="L4">
      <style:text-properties style:font-name="DejaVu Sans Light" fo:font-size="10.5pt" fo:font-weight="bold" officeooo:rsid="00221ed2" officeooo:paragraph-rsid="00221ed2" fo:background-color="transparent" style:font-size-asian="10.5pt" style:font-weight-asian="bold" style:font-size-complex="10.5pt" style:font-weight-complex="bold"/>
    </style:style>
    <style:style style:name="P43" style:family="paragraph" style:parent-style-name="Standard">
      <style:text-properties style:font-name="DejaVu Sans Light" fo:font-size="10.5pt" fo:font-weight="bold" officeooo:rsid="00221ed2" officeooo:paragraph-rsid="00221ed2" fo:background-color="transparent" style:font-size-asian="10.5pt" style:font-weight-asian="bold" style:font-size-complex="10.5pt" style:font-weight-complex="bold"/>
    </style:style>
    <style:style style:name="P44" style:family="paragraph" style:parent-style-name="Standard">
      <style:text-properties style:font-name="DejaVu Sans Light" fo:font-size="10.5pt" fo:font-weight="bold" officeooo:rsid="00229a6d" officeooo:paragraph-rsid="00229a6d" fo:background-color="transparent" style:font-size-asian="10.5pt" style:font-weight-asian="bold" style:font-size-complex="10.5pt" style:font-weight-complex="bold"/>
    </style:style>
    <style:style style:name="P45" style:family="paragraph" style:parent-style-name="Standard">
      <style:text-properties style:font-name="DejaVu Sans Light" fo:font-size="10.5pt" fo:font-weight="bold" officeooo:rsid="002472fc" officeooo:paragraph-rsid="002472fc" fo:background-color="transparent" style:font-size-asian="10.5pt" style:font-weight-asian="bold" style:font-size-complex="10.5pt" style:font-weight-complex="bold"/>
    </style:style>
    <style:style style:name="P46" style:family="paragraph" style:parent-style-name="Standard">
      <style:text-properties style:font-name="DejaVu Sans Light" fo:font-size="10.5pt" style:text-underline-style="solid" style:text-underline-width="auto" style:text-underline-color="font-color" fo:font-weight="normal" officeooo:rsid="00229a6d" officeooo:paragraph-rsid="00229a6d" fo:background-color="transparent" style:font-size-asian="10.5pt" style:font-weight-asian="normal" style:font-size-complex="10.5pt" style:font-weight-complex="normal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 draw:fill-color="#ffffff"/>
      <style:text-properties fo:font-size="12pt"/>
    </style:style>
    <style:style style:name="P50" style:family="paragraph">
      <style:paragraph-properties fo:text-align="center"/>
      <style:text-properties fo:font-size="12pt"/>
    </style:style>
    <style:style style:name="P51" style:family="paragraph">
      <loext:graphic-properties draw:fill-color="#729fcf"/>
      <style:paragraph-properties fo:text-align="center"/>
    </style:style>
    <style:style style:name="T1" style:family="text">
      <style:text-properties officeooo:rsid="000fcab4"/>
    </style:style>
    <style:style style:name="T2" style:family="text">
      <style:text-properties style:font-name="DejaVu Sans Light" fo:font-size="10.5pt" fo:background-color="transparent" loext:char-shading-value="0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ec5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ec5c" style:font-weight-asian="normal" style:font-weight-complex="norma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1ca9b3" style:font-size-asian="10.5pt" style:font-size-complex="10.5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size="10.5pt" fo:font-weight="normal" officeooo:rsid="0015171c" style:font-size-asian="10.5pt" style:font-weight-asian="normal" style:font-size-complex="10.5pt" style:font-weight-complex="normal"/>
    </style:style>
    <style:style style:name="T12" style:family="text">
      <style:text-properties fo:font-size="10.5pt" fo:font-weight="normal" officeooo:rsid="0016a51c" style:font-size-asian="10.5pt" style:font-weight-asian="normal" style:font-size-complex="10.5pt" style:font-weight-complex="normal"/>
    </style:style>
    <style:style style:name="T13" style:family="text">
      <style:text-properties fo:font-size="10.5pt" fo:font-weight="normal" officeooo:rsid="001760f1" style:font-size-asian="10.5pt" style:font-weight-asian="normal" style:font-size-complex="10.5pt" style:font-weight-complex="normal"/>
    </style:style>
    <style:style style:name="T14" style:family="text">
      <style:text-properties fo:font-size="10.5pt" fo:font-weight="normal" officeooo:rsid="001ca9b3" style:font-size-asian="10.5pt" style:font-weight-asian="normal" style:font-size-complex="10.5pt" style:font-weight-complex="normal"/>
    </style:style>
    <style:style style:name="T15" style:family="text">
      <style:text-properties fo:font-size="10.5pt" fo:font-weight="normal" officeooo:rsid="001d95f3" style:font-size-asian="10.5pt" style:font-weight-asian="normal" style:font-size-complex="10.5pt" style:font-weight-complex="normal"/>
    </style:style>
    <style:style style:name="T16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draw:fill="none" draw:fill-color="#ffffff" draw:textarea-horizontal-align="justify" draw:textarea-vertical-align="middle" draw:auto-grow-height="false" fo:min-height="1.8693in" fo:min-width="3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scribir una síntesis sobre la productividad, desde una perspectiva cualitativa y cuantitativa (enviar a </text:span><text:a xlink:type="simple" xlink:href="mailto:ebgraterol@gmail.com" text:style-name="Internet_20_link" text:visited-style-name="Visited_20_Internet_20_Link"><text:span text:style-name="T2">ebgraterol@gmail.com</text:span></text:a><text:span text:style-name="T2">) </text:span></text:p>
      <text:p text:style-name="P2"/>
      <text:p text:style-name="P3">-Gerenci<text:span text:style-name="T1">a</text:span></text:p>
      <text:p text:style-name="P3">-Productividad: Directamente proporcional a la competitividad.</text:p>
      <text:p text:style-name="P3"><text:tab/></text:p>
      <text:p text:style-name="P3"><text:tab/>N= salidas/entradas &gt; 1 (debe ser mayor a 1)</text:p>
      <text:p text:style-name="P3"/>
      <text:p text:style-name="P3"><text:tab/>Donde las salidas son la producción, los productos generados, y las entradas son los insumos o recursos usados para generar. Puede medirse en distintos cocientes, como volumen de producción, o dinero.</text:p>
      <text:p text:style-name="P3"><draw:path text:anchor-type="paragraph" draw:z-index="0" draw:name="Shape1" draw:style-name="gr1" draw:text-style-name="P47" svg:width="0.6173in" svg:height="0.7669in" draw:transform="rotate (-1.71269159498204) translate (1.52437415963697in 0.719651272722914in)" svg:viewBox="0 0 1569 1949" svg:d="M0 1949c276-41 548 10 827-11 287-21 568-165 651-494 71-280 123-561 67-838l-11-265-37-262-12-79"><text:p/></draw:path><draw:path text:anchor-type="paragraph" draw:z-index="1" draw:name="Shape2" draw:style-name="gr1" draw:text-style-name="P47" svg:width="0.7114in" svg:height="1.7189in" draw:transform="rotate (-1.5707963267949) translate (3.19239409450825in 0.962627726736194in)" svg:viewBox="0 0 1808 4367" svg:d="M271 4341c274 0 549-17 821 0 247 15 647 4 635-397-9-273 86-543 79-820-7-261-16-529 0-794 16-275-60-545-27-820 36-288 53-610-105-847-179-266-69-695-503-661-275 21-663 62-741 423-56 261-122 521-132 794-11 277 26 557-53 820-83 274-22 551-80 820-57 272-165 547-132 821 30 246-206 695 265 687l211-52"><text:p/></draw:path><draw:path text:anchor-type="paragraph" draw:z-index="2" draw:name="Shape3" draw:style-name="gr1" draw:text-style-name="P47" svg:width="1.2287in" svg:height="0.0417in" svg:x="3.2437in" svg:y="1.2362in" svg:viewBox="0 0 3122 107" svg:d="M0 106c272-2 547 0 820 0 282 0 566-9 847 0 309 9 617-32 926-53l265-27 264-26"><text:p/></draw:path><draw:polygon text:anchor-type="paragraph" draw:z-index="3" draw:name="Shape4" draw:style-name="gr1" draw:text-style-name="P47" svg:width="0.1039in" svg:height="0.1039in" draw:transform="rotate (-1.5707963267949) translate (4.60833333333333in 1.15277777777778in)" svg:viewBox="0 0 265 265" draw:points="0,265 265,265 265,0 53,238"><text:p/></draw:polygon><draw:path text:anchor-type="paragraph" draw:z-index="4" draw:name="Shape5" draw:style-name="gr1" draw:text-style-name="P47" svg:width="0.137in" svg:height="0.15in" draw:transform="rotate (-1.5707963267949) translate (1.45930663812413in 1.17361111111111in)" svg:viewBox="0 0 349 382" svg:d="M0 283c434 453 457-847 106 26z"><text:p/></draw:path><draw:path text:anchor-type="paragraph" draw:z-index="5" draw:name="Shape6" draw:style-name="gr1" draw:text-style-name="P47" svg:width="0.4705in" svg:height="0.0098in" draw:transform="rotate (0.321664181142555) translate (5.11658346809026in 1.17752631025942in)" svg:viewBox="0 0 1196 26" svg:d="M0 17c307 0 614-39 920 0l276 9"><text:p/></draw:path><draw:path text:anchor-type="paragraph" draw:z-index="6" draw:name="Shape7" draw:style-name="gr1" draw:text-style-name="P47" svg:width="0.385in" svg:height="0.1098in" svg:x="5.1398in" svg:y="1.2717in" svg:viewBox="0 0 979 280" svg:d="M0 15c300-67 572 101 847 186l132 79"><text:p/></draw:path><draw:frame text:anchor-type="paragraph" draw:z-index="7" draw:name="Shape8" draw:style-name="gr2" draw:text-style-name="P48" svg:width="0.7295in" svg:height="0.3843in" svg:x="4.6602in" svg:y="1.1319in"><draw:text-box><text:p>Salida</text:p><text:p/></draw:text-box></draw:frame><draw:frame text:anchor-type="paragraph" draw:z-index="8" draw:name="Shape9" draw:style-name="gr3" draw:text-style-name="P48" svg:width="1.2606in" svg:height="0.3335in" svg:x="5.6291in" svg:y="0.778in"><draw:text-box><text:p>Productos </text:p></draw:text-box></draw:frame><draw:frame text:anchor-type="paragraph" draw:z-index="9" draw:name="Shape10" draw:style-name="gr2" draw:text-style-name="P48" svg:width="1.0941in" svg:height="0.3843in" svg:x="5.6602in" svg:y="1.3299in"><draw:text-box><text:p>Servicios</text:p><text:p/></draw:text-box></draw:frame><draw:frame text:anchor-type="paragraph" draw:z-index="10" draw:name="Shape11" draw:style-name="gr4" draw:text-style-name="P48" svg:width="1.5106in" svg:height="0.4795in" svg:x="1.5772in" svg:y="1.0902in"><draw:text-box><text:p text:style-name="P47">Proceso de producción</text:p></draw:text-box></draw:frame><draw:frame text:anchor-type="paragraph" draw:z-index="11" draw:name="Shape12" draw:style-name="gr2" draw:text-style-name="P48" svg:width="0.8961in" svg:height="0.3843in" svg:x="0.522in" svg:y="0.3417in"><draw:text-box><text:p>Entrada</text:p><text:p/></draw:text-box></draw:frame><draw:frame text:anchor-type="paragraph" draw:z-index="12" draw:name="Shape13" draw:style-name="gr5" draw:text-style-name="P49" svg:width="0.9512in" svg:height="0.2185in" svg:x="0.522in" svg:y="0.7256in"><draw:text-box><text:p><text:span text:style-name="T16">Insumos</text:span></text:p></draw:text-box></draw:frame><draw:path text:anchor-type="paragraph" draw:z-index="13" draw:name="Shape14" draw:style-name="gr1" draw:text-style-name="P47" svg:width="0.8917in" svg:height="0.4154in" draw:transform="rotate (-3.14159265358979) translate (1.22956211280418in 0.62982030281569in)" svg:viewBox="0 0 2266 1056" svg:d="M1631 868c259 33 638-76 635-450-4-413-379-353-609-397-257-49-531 4-793 0-283-5-620-4-794 291-147 249-64 661 264 688 265 22 530 30 794 53 316 27 596-106 820-291l53-27"><text:p/></draw:path><draw:custom-shape text:anchor-type="paragraph" draw:z-index="33" draw:name="Shape34" draw:style-name="gr8" draw:text-style-name="P48" svg:width="3.5941in" svg:height="1.8697in" svg:x="-0.1311in" svg:y="0.1008in"><text:p/><draw:enhanced-geometry svg:viewBox="0 0 21600 21600" draw:type="rectangle" draw:enhanced-path="M 0 0 L 21600 0 21600 21600 0 21600 0 0 Z N"/></draw:custom-shape><draw:frame text:anchor-type="paragraph" draw:z-index="40" draw:name="Shape41" draw:style-name="gr11" draw:text-style-name="P48" svg:width="1.1587in" svg:height="0.4276in" svg:x="4.2646in" svg:y="0.1528in"><draw:text-box><text:p>Costos de Producción</text:p></draw:text-box></draw:frame><draw:path text:anchor-type="paragraph" draw:z-index="41" draw:name="Shape42" draw:style-name="gr1" draw:text-style-name="P47" svg:width="1.0524in" svg:height="0.6055in" draw:transform="rotate (-0.321664181142556) translate (4.28979540121095in -0.0417040339328805in)" svg:viewBox="0 0 2674 1539" svg:d="M873 1401c530 112 1048-69 1532-259 336-133 337-652 117-820-297-227-712-241-1079-310-313-58-600 110-896 159-352 58-605 421-535 736 57 256 29 714 485 619l284-66 302-101 234-50"><text:p/></draw:path></text:p>
      <text:p text:style-name="P3"><draw:polygon text:anchor-type="paragraph" draw:z-index="37" draw:name="Shape38" draw:style-name="gr1" draw:text-style-name="P47" svg:width="0.1213in" svg:height="0.1138in" draw:transform="rotate (-1.98897721557274) translate (0.397099498261449in 0.209817273173172in)" svg:viewBox="0 0 309 290" draw:points="0,253 309,231 177,0 46,290"><text:p/></draw:polygon><draw:line text:anchor-type="paragraph" draw:z-index="39" draw:name="Shape40" draw:style-name="gr10" draw:text-style-name="P47" svg:x1="3.4626in" svg:y1="0.1591in" svg:x2="4.1606in" svg:y2="0.1591in"><text:p/></draw:line></text:p>
      <text:p text:style-name="P3"><draw:path text:anchor-type="paragraph" draw:z-index="36" draw:name="Shape37" draw:style-name="gr1" draw:text-style-name="P47" svg:width="3.722in" svg:height="1.1114in" draw:transform="rotate (2.9229028983149) translate (3.38761399450095in 1.86162972013119in)" svg:viewBox="0 0 9455 2824" svg:d="M0 267c420-137 830 18 1237 77 323 48 652-15 976 0 368 18 728-66 1087-106 480-53 966-26 1447-77 346-37 684-102 1024-147 350-45 699 30 1045 66 331 35 630 223 955 276 366 59 704 290 813 605 110 321 319 527 585 683 237 139 350 502 250 758-101 255-437 523-755 384l-26 6"><text:p/></draw:path></text:p>
      <text:p text:style-name="P3"><draw:path text:anchor-type="paragraph" draw:z-index="15" draw:name="Shape16" draw:style-name="gr1" draw:text-style-name="P47" svg:width="0.8453in" svg:height="0.9461in" draw:transform="rotate (-2.35619449019235) translate (6.6355749432315in 0.336924233197388in)" svg:viewBox="0 0 2148 2404" svg:d="M1398 2217c292 30 729-74 749-374 18-281-221-536-412-749-205-228-423-450-655-654-207-183-433-624-767-356-183 147-471 349-206 692 180 232 281 493 431 730 156 248 401 424 598 636l206 168 94 94"><text:p/></draw:path></text:p>
      <text:p text:style-name="P3"><draw:path text:anchor-type="paragraph" draw:z-index="16" draw:name="Shape17" draw:style-name="gr1" draw:text-style-name="P47" svg:width="0.4272in" svg:height="0.4571in" draw:transform="rotate (-0.909840139064645) translate (6.60289926629442in 0.163486451365596in)" svg:viewBox="0 0 1086 1162" svg:d="M0 16c334-64 650 83 977 123l26 355 25 355 58 313"><text:p/></draw:path></text:p>
      <text:p text:style-name="P3"><draw:path text:anchor-type="paragraph" draw:z-index="17" draw:name="Shape18" draw:style-name="gr1" draw:text-style-name="P47" svg:width="0.8685in" svg:height="0.6945in" draw:transform="rotate (-3.14159265358979) translate (7.68317933259312in 0.729351722620052in)" svg:viewBox="0 0 2207 1765" svg:d="M1407 1597c342 28 858-12 794-556-33-277 104-667-291-794-282-90-550-293-873-238-268 46-682-102-768 291-60 277-367 498-238 794 162 372 540 446 873 609 246 119 556 47 821-53"><text:p/></draw:path><draw:frame text:anchor-type="paragraph" draw:z-index="20" draw:name="Shape21" draw:style-name="gr6" draw:text-style-name="P48" svg:width="0.6669in" svg:height="0.576in" svg:x="6.9209in" svg:y="0.0799in"><draw:text-box><text:p>Intercambio del producto</text:p></draw:text-box></draw:frame></text:p>
      <text:p text:style-name="P3"><draw:path text:anchor-type="paragraph" draw:z-index="14" draw:name="Shape15" draw:style-name="gr1" draw:text-style-name="P47" svg:width="0.985in" svg:height="0.4362in" draw:transform="rotate (-3.14159265358979) translate (6.44432214965399in 0.536503051598033in)" svg:viewBox="0 0 2503 1109" svg:d="M1568 1091c423 108 1016-312 926-661-83-320-549-463-926-424-288 30-586 33-873 0-339-39-549 270-662 529-159 367 291 524 556 503 291-23 582 0 873 0h238"><text:p/></draw:path></text:p>
      <text:p text:style-name="P3"/>
      <text:p text:style-name="P3"/>
      <text:p text:style-name="P3"><draw:polyline text:anchor-type="paragraph" draw:z-index="24" draw:name="Shape25" draw:style-name="gr1" draw:text-style-name="P47" svg:width="0.3028in" svg:height="0.2559in" draw:transform="skewX (-0.345051593119279) rotate (-1.95337249883205) translate (7.36875000000001in 0.0215277777777778in)" svg:viewBox="0 0 770 651" draw:points="0,0 288,66 615,371 770,651"><text:p/></draw:polyline></text:p>
      <text:p text:style-name="P3"><draw:path text:anchor-type="paragraph" draw:z-index="18" draw:name="Shape19" draw:style-name="gr1" draw:text-style-name="P47" svg:width="0.9421in" svg:height="0.9295in" draw:transform="rotate (-2.41501208598455) translate (6.04828838684972in 0.421398715228416in)" svg:viewBox="0 0 2394 2362" svg:d="M1437 2296c325 105 591-140 824-330 358-292-109-535-231-736-155-255-380-472-620-657-229-177-408-430-687-540-348-138-628 183-704 472-88 342 146 594 330 824 174 218 316 458 560 604l198 176 218 194 266 59"><text:p/></draw:path><draw:path text:anchor-type="paragraph" draw:z-index="19" draw:name="Shape20" draw:style-name="gr1" draw:text-style-name="P47" svg:width="0.9535in" svg:height="0.5626in" draw:transform="rotate (-3.14159265358979) translate (7.41839780318784in 0.663511319934993in)" svg:viewBox="0 0 2423 1430" svg:d="M1899 1324c347-46 420-438 503-715 123-414-334-417-556-502-293-113-614-98-926-106-277-8-607 31-741 344-110 255-277 587-106 794 198 239 591 192 900 238 289 42 564 38 846 53h265l53-27"><text:p/></draw:path><draw:frame text:anchor-type="paragraph" draw:z-index="21" draw:name="Shape22" draw:style-name="gr6" draw:text-style-name="P48" svg:width="0.737in" svg:height="0.576in" svg:x="6.6811in" svg:y="0.1736in"><draw:text-box><text:p>Compra-venta</text:p><text:p/></draw:text-box></draw:frame><draw:frame text:anchor-type="paragraph" draw:z-index="22" draw:name="Shape23" draw:style-name="gr6" draw:text-style-name="P48" svg:width="0.7921in" svg:height="0.576in" svg:x="4.9937in" svg:y="0.0492in"><draw:text-box><text:p>Unidad Monetaria U.M</text:p></draw:text-box></draw:frame><draw:path text:anchor-type="paragraph" draw:z-index="26" draw:name="Shape27" draw:style-name="gr1" draw:text-style-name="P47" svg:width="0.7921in" svg:height="0.6102in" draw:transform="rotate (-3.14159265358979) translate (4.20738796770128in 0.789370562419814in)" svg:viewBox="0 0 2013 1551" svg:d="M1575 1511c395 194 439-365 423-582-21-287 159-812-344-847-282-19-563-57-847-79-298-23-658 90-741 397-72 270-153 629 159 820 256 157 554 224 847 238h264 265 159"><text:p/></draw:path><draw:polyline text:anchor-type="paragraph" draw:z-index="30" draw:name="Shape31" draw:style-name="gr1" draw:text-style-name="P47" svg:width="0.0307in" svg:height="0in" svg:x="6.9835in" svg:y="0.028in" svg:viewBox="0 0 79 0" draw:points="79,0 7,0 0,0"><text:p/></draw:polyline><draw:path text:anchor-type="paragraph" draw:z-index="31" draw:name="Shape32" draw:style-name="gr1" draw:text-style-name="P47" svg:width="0.2181in" svg:height="0.1394in" svg:x="6.8898in" svg:y="0.0071in" svg:viewBox="0 0 555 355" svg:d="M291 79c658-192-99 429-291 239l212-265 79-53z"><text:p/></draw:path></text:p>
      <text:p text:style-name="P3"><draw:path text:anchor-type="paragraph" draw:z-index="23" draw:name="Shape24" draw:style-name="gr1" draw:text-style-name="P47" svg:width="0.5413in" svg:height="0.0433in" draw:transform="rotate (-3.14159265358979) translate (6.43125in 0.202749525156435in)" svg:viewBox="0 0 1376 111" svg:d="M0 5c295-24 582 46 873 53l318 27 185 26"><text:p/></draw:path><draw:frame text:anchor-type="paragraph" draw:z-index="25" draw:name="Shape26" draw:style-name="gr7" draw:text-style-name="P48" svg:width="1.0835in" svg:height="0.5106in" svg:x="3.4835in" svg:y="0.1591in"><draw:text-box><text:p>Ingresos</text:p></draw:text-box></draw:frame><draw:path text:anchor-type="paragraph" draw:z-index="27" draw:name="Shape28" draw:style-name="gr1" draw:text-style-name="P47" svg:width="0.587in" svg:height="0.087in" draw:transform="rotate (-2.97648450635113) translate (4.87916666666667in 0.159027777777784in)" svg:viewBox="0 0 1492 222" svg:d="M0 0c286 1 560 75 840 113l287 48 261 43 104 18"><text:p/></draw:path><draw:path text:anchor-type="paragraph" draw:z-index="28" draw:name="Shape29" draw:style-name="gr1" draw:text-style-name="P47" svg:width="0.1071in" svg:height="0.1441in" draw:transform="rotate (-1.5707963267949) translate (4.34596707618048in 0.106944444444444in)" svg:viewBox="0 0 273 367" svg:d="M0 74c526-372 145 815 53 0v-26z"><text:p/></draw:path><draw:path text:anchor-type="paragraph" draw:z-index="29" draw:name="Shape30" draw:style-name="gr1" draw:text-style-name="P47" svg:width="0.1587in" svg:height="0.137in" draw:transform="rotate (-1.69523830246209) translate (6.05019743952229in 0.0892630170224594in)" svg:viewBox="0 0 404 349" svg:d="M0 65c278-311 683 625 125 144l-102-174z"><text:p/></draw:path><draw:path text:anchor-type="paragraph" draw:z-index="32" draw:name="Shape33" draw:style-name="gr1" draw:text-style-name="P47" svg:width="1.5228in" svg:height="0.472in" draw:transform="rotate (-2.6778586713349) translate (3.39034352711297in 0.108464503758363in)" svg:viewBox="0 0 3869 1200" svg:d="M0 4c294-24 579 61 864 107 407 65 793 228 1183 355 290 95 592 152 876 260 254 98 490 246 733 367l213 107"><text:p/></draw:path><draw:path text:anchor-type="paragraph" draw:z-index="34" draw:name="Shape35" draw:style-name="gr1" draw:text-style-name="P47" svg:width="0.7713in" svg:height="1.1602in" draw:transform="rotate (-1.92963602100493) translate (1.86882359401399in 0.165309779240551in)" svg:viewBox="0 0 1960 2948" svg:d="M1047 2914c279 38 590-31 762-230 200-229 187-614 50-923-107-240-147-506-229-761-85-261-105-554-264-778-164-230-550-292-842-136-228 122-540 208-523 564 14 294 64 558 139 824 75 264 243 500 288 768 61 356 394 453 610 647l220 59"><text:p/></draw:path></text:p>
      <text:p text:style-name="P3"><draw:frame text:anchor-type="paragraph" draw:z-index="35" draw:name="Shape36" draw:style-name="gr9" draw:text-style-name="P48" svg:width="1.0941in" svg:height="0.5252in" svg:x="0.8898in" svg:y="0.0154in"><draw:text-box><text:p>Beneficio</text:p></draw:text-box></draw:frame><draw:path text:anchor-type="paragraph" draw:z-index="38" draw:name="Shape39" draw:style-name="gr1" draw:text-style-name="P47" svg:width="0.1146in" svg:height="0.1457in" draw:transform="rotate (-1.5707963267949) translate (1.90461262979802in 0.134027777777778in)" svg:viewBox="0 0 292 371" svg:d="M0 91c591-421 97 803 132 0l-106-53z"><text:p/></draw:path></text:p>
      <text:p text:style-name="P3"/>
      <text:p text:style-name="P3"/>
      <text:p text:style-name="P3"/>
      <text:p text:style-name="P3"/>
      <text:p text:style-name="P4">Los productos y servicios tienen pertinencia en la medida que satisfagan las necesidades de la sociedad.</text:p>
      <text:p text:style-name="P5"><draw:line text:anchor-type="paragraph" draw:z-index="42" draw:name="Shape43" draw:style-name="gr1" draw:text-style-name="P47" svg:x1="0.7543in" svg:y1="0.2984in" svg:x2="0.7646in" svg:y2="2.7673in"><text:p/></draw:line><draw:line text:anchor-type="paragraph" draw:z-index="43" draw:name="Shape44" draw:style-name="gr1" draw:text-style-name="P47" svg:x1="3.598in" svg:y1="2.7465in" svg:x2="0.7646in" svg:y2="2.7673in"><text:p/></draw:line><draw:line text:anchor-type="paragraph" draw:z-index="44" draw:name="Shape45" draw:style-name="gr1" draw:text-style-name="P47" svg:x1="0.7543in" svg:y1="2.1843in" svg:x2="3.5563in" svg:y2="2.1425in"><text:p/></draw:line><draw:frame text:anchor-type="paragraph" draw:z-index="45" draw:name="Shape46" draw:style-name="gr2" draw:text-style-name="P48" svg:width="0.9067in" svg:height="0.3843in" svg:x="3.2335in" svg:y="2.8299in"><draw:text-box><text:p>Unidades de Producción</text:p></draw:text-box></draw:frame><draw:frame text:anchor-type="paragraph" draw:z-index="46" draw:name="Shape47" draw:style-name="gr12" draw:text-style-name="P48" svg:width="0.948in" svg:height="0.3961in" svg:x="-0.0898in" svg:y="0.2984in"><draw:text-box><text:p>U.M(Bs.F)</text:p></draw:text-box></draw:frame><draw:frame text:anchor-type="paragraph" draw:z-index="47" draw:name="Shape48" draw:style-name="gr13" draw:text-style-name="P48" svg:width="0.698in" svg:height="0.3441in" svg:x="3.598in" svg:y="2.0173in"><draw:text-box><text:p>Costo fijo</text:p></draw:text-box></draw:frame><draw:line text:anchor-type="paragraph" draw:z-index="48" draw:name="Shape49" draw:style-name="gr1" draw:text-style-name="P47" svg:x1="0.7646in" svg:y1="2.1843in" svg:x2="3.5146in" svg:y2="0.528in"><text:p/></draw:line><draw:frame text:anchor-type="paragraph" draw:z-index="49" draw:name="Shape50" draw:style-name="gr11" draw:text-style-name="P48" svg:width="1.9898in" svg:height="0.4276in" svg:x="3.8063in" svg:y="1.0799in"><draw:text-box><text:p>Costos Variados</text:p><text:p/></draw:text-box></draw:frame><draw:line text:anchor-type="paragraph" draw:z-index="50" draw:name="Shape51" draw:style-name="gr1" draw:text-style-name="P47" svg:x1="0.7752in" svg:y1="2.8299in" svg:x2="3.1087in" svg:y2="0.2047in"><text:p/></draw:line><draw:frame text:anchor-type="paragraph" draw:z-index="51" draw:name="Shape52" draw:style-name="gr14" draw:text-style-name="P48" svg:width="0.9898in" svg:height="0.3752in" svg:x="3.5354in" svg:y="0.2154in"><draw:text-box><text:p>Costo Total</text:p></draw:text-box></draw:frame><draw:line text:anchor-type="paragraph" draw:z-index="52" draw:name="Shape53" draw:style-name="gr10" draw:text-style-name="P47" svg:x1="0.8374in" svg:y1="2.7677in" svg:x2="3.8063in" svg:y2="1.1425in"><text:p/></draw:line><draw:frame text:anchor-type="paragraph" draw:z-index="53" draw:name="Shape54" draw:style-name="gr15" draw:text-style-name="P48" svg:width="1.1776in" svg:height="0.365in" svg:x="2.8583in" svg:y="0.1362in"><draw:text-box><text:p>Ingresos</text:p></draw:text-box></draw:frame><draw:line text:anchor-type="paragraph" draw:z-index="54" draw:name="Shape55" draw:style-name="gr1" draw:text-style-name="P50" svg:x1="2.8898in" svg:y1="0.4134in" svg:x2="3.3697in" svg:y2="0.6327in"><text:p/></draw:line><draw:line text:anchor-type="paragraph" draw:z-index="55" draw:name="Shape56" draw:style-name="gr16" draw:text-style-name="P51" svg:x1="2.0146in" svg:y1="1.4236in" svg:x2="2.0248in" svg:y2="2.6945in"><text:p/></draw:line><draw:frame text:anchor-type="paragraph" draw:z-index="57" draw:name="Shape58" draw:style-name="gr4" draw:text-style-name="P48" svg:width="0.7189in" svg:height="0.4795in" svg:x="2.598in" svg:y="0.6327in"><draw:text-box><text:p>Beneficio</text:p></draw:text-box></draw:frame><draw:frame text:anchor-type="paragraph" draw:z-index="56" draw:name="Shape57" draw:style-name="gr2" draw:text-style-name="P48" svg:width="0.8232in" svg:height="0.3843in" svg:x="0.8374in" svg:y="2.0382in"><draw:text-box><text:p>Pérdida</text:p><text:p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La automatización de los procesos de producción trae como beneficio tanto una mejora de la calidad y velocidad del tiempo invertido en la determinada etapa y evita la necesidad de que un trabajador humano tenga que hacer un trabajo dificil o peligroso. </text:p>
      <text:p text:style-name="P5"/>
      <text:p text:style-name="P5"/>
      <text:p text:style-name="P29"><text:soft-page-break/>31-01-17</text:p>
      <text:p text:style-name="P7"/>
      <text:p text:style-name="P8"><text:span text:style-name="T3">Eficiencia: </text:span><text:span text:style-name="T6">Los medios por los cuales se llegan al producto final, buscando un balance entre precio, tiempo de producción, etc</text:span><text:span text:style-name="T4">.</text:span></text:p>
      <text:p text:style-name="P10"/>
      <text:p text:style-name="P9"><text:span text:style-name="T3">Eficacia: </text:span><text:span text:style-name="T5">Obtener resultados de inicio al fin, sin importar como se llegan a estos resultados.</text:span></text:p>
      <text:p text:style-name="P10"/>
      <text:p text:style-name="P25"><text:span text:style-name="T9">Efectividad: </text:span><text:span text:style-name="T10">Mide lapsos de logro </text:span><text:span text:style-name="T12">y resultados parciales</text:span><text:span text:style-name="T10">, </text:span><text:span text:style-name="T11">marcando hitos para corregir desviaciones entre el desempeño esperado y el real, </text:span><text:span text:style-name="T10">de acuerdo a la planificación para llegar al resultado final.</text:span></text:p>
      <text:p text:style-name="P15"/>
      <text:p text:style-name="P16">Eficiencia + Eficacia = Efectividad</text:p>
      <text:p text:style-name="P17"/>
      <text:p text:style-name="P28"><text:span text:style-name="T14">Leer el artículo sobre el management , hacer una s</text:span><text:span text:style-name="T10">íntesis acerca de la eficiencia, eficacia y efectividad </text:span><text:span text:style-name="T14">(una página), </text:span><text:span text:style-name="T15">visitar una empresa y preguntarle al dueño o gerente: </text:span></text:p>
      <text:p text:style-name="P28"><text:span text:style-name="T15">¿quién es el cliente?</text:span><text:span text:style-name="T10">.</text:span></text:p>
      <text:p text:style-name="P17"/>
      <text:p text:style-name="P26"><text:span text:style-name="T9">La gerencia</text:span><text:span text:style-name="T10"> se puede asociar al proceso de coordinar las acrividades de otros y así lograr resultados que un solo infividuo no le será posible lograrlo.</text:span></text:p>
      <text:p text:style-name="P17"/>
      <text:p text:style-name="P17">Hacer que otras personas sean productivas.</text:p>
      <text:p text:style-name="P17"/>
      <text:p text:style-name="P11">Ambito de acción de la gerencia:</text:p>
      <text:p text:style-name="P11"/>
      <text:p text:style-name="P11">1.Clásico:</text:p>
      <text:p text:style-name="P26"><text:span text:style-name="T10">Los gerentes buscan respuestas de cómo aumentar eficiencia y la productividad. M</text:span><text:span text:style-name="T13">í</text:span><text:span text:style-name="T10">nimos gastos, minimos desperdicios, mucha ganancia. </text:span><text:span text:style-name="T13">Herencia del feudalismo y la monarquía. Se olvida que la comodidad y el bienestar de la fuerza de trabajo contribuye a la eficiencia del proceso. En este predominan:</text:span></text:p>
      <text:p text:style-name="P18"/>
      <text:list xml:id="list4475341230211942277" text:style-name="L1">
        <text:list-item>
          <text:p text:style-name="P30">El diseño de plantas</text:p>
        </text:list-item>
        <text:list-item>
          <text:p text:style-name="P30">Diseño de trabajo</text:p>
        </text:list-item>
        <text:list-item>
          <text:p text:style-name="P30">Métodos del trabajo</text:p>
        </text:list-item>
        <text:list-item>
          <text:p text:style-name="P30">Administraciń del trabajo</text:p>
        </text:list-item>
      </text:list>
      <text:p text:style-name="P19"/>
      <text:p text:style-name="P12">2. Conductista:</text:p>
      <text:p text:style-name="P19">Centrado en la interrelación de las personas, el trabajo y las organizaciones. Se busca una gerencia eficaz a través de la motivación, comunicación y liderazgo.</text:p>
      <text:p text:style-name="P19"/>
      <text:p text:style-name="P12">3. De Sistemas:</text:p>
      <text:p text:style-name="P19">La organización es percibida como un todo dinámico.</text:p>
      <text:p text:style-name="P19"/>
      <text:p text:style-name="P13">4. Contingencias:</text:p>
      <text:p text:style-name="P24">Ley de situaciones (década de los 20)</text:p>
      <text:p text:style-name="P20">Situaciones diferentes exigen que quienes tienen el conocimiento necesario, tienden a convertirse en líderes del momento.</text:p>
      <text:p text:style-name="P20"/>
      <text:p text:style-name="P21">Existen variables directas e indirectas que influyen en el éxito de un gerente y su negocio:</text:p>
      <text:p text:style-name="P21"/>
      <text:p text:style-name="P14">-Variables Directas</text:p>
      <text:list xml:id="list96882889304349229" text:style-name="L2">
        <text:list-item>
          <text:p text:style-name="P31">Cliente</text:p>
        </text:list-item>
        <text:list-item>
          <text:p text:style-name="P31">Competidor</text:p>
        </text:list-item>
        <text:list-item>
          <text:p text:style-name="P32">Proveedores</text:p>
        </text:list-item>
        <text:list-item>
          <text:p text:style-name="P32">Recursos humanos</text:p>
        </text:list-item>
      </text:list>
      <text:p text:style-name="P23"><text:soft-page-break/></text:p>
      <text:p text:style-name="P23"/>
      <text:p text:style-name="P27"><text:span text:style-name="T7">-</text:span><text:span text:style-name="T8">Variables Indirectas</text:span></text:p>
      <text:list xml:id="list7011743071308438353" text:style-name="L3">
        <text:list-item>
          <text:p text:style-name="P33">Tecnologías</text:p>
        </text:list-item>
        <text:list-item>
          <text:p text:style-name="P33">Políticas, leyes, reglamentos</text:p>
        </text:list-item>
        <text:list-item>
          <text:p text:style-name="P33">Culturas y sociedades</text:p>
        </text:list-item>
        <text:list-item>
          <text:p text:style-name="P33">Económicas</text:p>
        </text:list-item>
      </text:list>
      <text:p text:style-name="P22"/>
      <text:p text:style-name="P41">07-02-17</text:p>
      <text:p text:style-name="P22"/>
      <text:p text:style-name="P36">Para el mismo trabajo de ‘¿quien es el cliente?’: ¿Qué piensa de la inflación y cómo la maneja?</text:p>
      <text:p text:style-name="P36"/>
      <text:p text:style-name="P37"><text:tab/>Los gerentes de todos los niveles, toman desiciones. La calidad de las decisiones es la medida de su <text:span text:style-name="T3">eficacia </text:span>y su valor para la organización. Las decisiones pueden ser:</text:p>
      <text:p text:style-name="P37"/>
      <text:list xml:id="list3064434130381625498" text:style-name="L4">
        <text:list-item>
          <text:p text:style-name="P38"><text:span text:style-name="T3">Programadas: </text:span>Son consideradas de rutina. Definidas sobre problemas concretos recurrentes, como normas y procedimientos.</text:p>
        </text:list-item>
      </text:list>
      <text:p text:style-name="P37"/>
      <text:list xml:id="list155330079413962" text:continue-numbering="true" text:style-name="L4">
        <text:list-item>
          <text:p text:style-name="P42">No programadas<text:span text:style-name="T5">: Son consideradas solucion es de carácter extraordinario. Son definidas sobre porblemas nuevos que carecen de estructura.</text:span></text:p>
        </text:list-item>
      </text:list>
      <text:p text:style-name="P43"><text:span text:style-name="T5"/></text:p>
      <text:p text:style-name="P43"><text:span text:style-name="T5"><text:tab/>Normalmente las decisiones programadas se delegan a niveles medios y supervisorios. Las programadas son de carácter corporativo.</text:span></text:p>
      <text:p text:style-name="P43"><text:span text:style-name="T5"/></text:p>
      <text:p text:style-name="P46">Ejemplos:</text:p>
      <text:p text:style-name="P44"/>
      <text:p text:style-name="P44">Decisiones programadas:</text:p>
      <text:p text:style-name="P44"><text:span text:style-name="T5">Solicitudes de admision, preparar un paciente para cirugía menor, hacer registro de un vehículo automotor, cambiar aceite de motor.</text:span></text:p>
      <text:p text:style-name="P44"><text:span text:style-name="T5"/></text:p>
      <text:p text:style-name="P44">Decisiones no programadas:</text:p>
      <text:p text:style-name="P44"><text:span text:style-name="T5">Nueva línea de productos, reacción ante una epidemia, respuesta ante la inflación, crisis del sistema financiero Nacional.</text:span></text:p>
      <text:p text:style-name="P43"><text:span text:style-name="T5"/></text:p>
      <text:p text:style-name="P43"><text:span text:style-name="T5"/></text:p>
      <text:p text:style-name="P45">El proceso de toma de decisiones:</text:p>
      <text:list xml:id="list7030910585999537297" text:style-name="L5">
        <text:list-item>
          <text:p text:style-name="P39">Identificar y definir el problema</text:p>
        </text:list-item>
        <text:list-item>
          <text:p text:style-name="P39">Desarrollar soluciones</text:p>
        </text:list-item>
        <text:list-item>
          <text:p text:style-name="P39">Evaluar alternativas (Riesgo e incertidumbre)</text:p>
        </text:list-item>
        <text:list-item>
          <text:p text:style-name="P39">Selección de la opción</text:p>
        </text:list-item>
        <text:list-item>
          <text:p text:style-name="P39">Ejecutar la decisión</text:p>
        </text:list-item>
        <text:list-item>
          <text:p text:style-name="P39">Evaluar y controlar</text:p>
        </text:list-item>
      </text:list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3:12:52.750859399</meta:creation-date>
    <dc:date>2017-02-07T15:53:28.308062313</dc:date>
    <meta:editing-duration>PT13H12M8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3" meta:paragraph-count="60" meta:word-count="603" meta:character-count="3923" meta:non-whitespace-character-count="3390"/>
  </office:meta>
</office:document-meta>
</file>